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Impl.parameterize(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Impl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Impl.ge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Impl.containsKey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mpl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mpl.store( Serializable key , Cached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